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e17f7" officeooo:paragraph-rsid="000e17f7"/>
    </style:style>
    <style:style style:name="P8" style:family="paragraph" style:parent-style-name="Text_20_body">
      <style:text-properties officeooo:rsid="000fe9ca" officeooo:paragraph-rsid="0010041b"/>
    </style:style>
    <style:style style:name="P9" style:family="paragraph" style:parent-style-name="Text_20_body">
      <style:text-properties officeooo:rsid="0010bda5" officeooo:paragraph-rsid="0010bda5"/>
    </style:style>
    <style:style style:name="P10" style:family="paragraph" style:parent-style-name="Text_20_body">
      <style:paragraph-properties fo:break-before="page"/>
      <style:text-properties officeooo:rsid="0009b043" officeooo:paragraph-rsid="0009b043"/>
    </style:style>
    <style:style style:name="P11" style:family="paragraph" style:parent-style-name="Heading_20_1" style:list-style-name="">
      <style:text-properties officeooo:paragraph-rsid="00098d18"/>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paragraph-rsid="00098d18"/>
    </style:style>
    <style:style style:name="P14" style:family="paragraph" style:parent-style-name="Heading_20_2">
      <style:text-properties officeooo:paragraph-rsid="0009b043"/>
    </style:style>
    <style:style style:name="P15" style:family="paragraph" style:parent-style-name="Heading_20_2">
      <style:text-properties style:text-underline-style="none"/>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officeooo:rsid="000ba805"/>
    </style:style>
    <style:style style:name="T5" style:family="text">
      <style:text-properties officeooo:rsid="000f0301"/>
    </style:style>
    <style:style style:name="T6" style:family="text">
      <style:text-properties officeooo:rsid="000fe9ca"/>
    </style:style>
    <style:style style:name="T7" style:family="text">
      <style:text-properties officeooo:rsid="001004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Bootstrap en font-awesome toevoegen</text:h>
      <text:p text:style-name="P9">Alleen css niet de npm module.</text:p>
      <text:h text:style-name="P15" text:outline-level="2">Documente<text:span text:style-name="T4">re</text:span>n</text:h>
      <text:p text:style-name="P3">De componeneten benoemen en hun werking beschrijven<text:line-break/>Bij de models bv interface etc</text:p>
      <text:p text:style-name="P3">Als de app werkt deze op heroku plaatsen</text:p>
      <text:p text:style-name="P3"/>
      <text:p text:style-name="P1"/>
      <text:h text:style-name="P11" text:outline-level="1"/>
      <text:h text:style-name="P13"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14"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12"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8"><text:span text:style-name="T7">\src\app</text:span><text:line-break/>---<text:tab/>app.component.css<text:line-break/>---<text:tab/>app.component.html<text:line-break/>---<text:tab/>app.component.spec.ts<text:line-break/>---<text:tab/>app.component.ts<text:line-break/>---<text:tab/>app.module.ts</text:p>
      <text:p text:style-name="P7"><text:tab/>---<text:tab/>components<text:line-break/><text:tab/><text:tab/>---<text:tab/>index.ts</text:p>
      <text:p text:style-name="P7"><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7"><text:tab/>---<text:tab/>enums<text:line-break/><text:tab/><text:tab/>---<text:tab/>error-type.enum.ts<text:line-break/><text:tab/><text:tab/><text:span text:style-name="T5">-</text:span>--<text:tab/>index.ts</text:p>
      <text:p text:style-name="P7"><text:tab/>---<text:tab/>models<text:line-break/><text:tab/><text:tab/>---<text:tab/>error.model.ts<text:line-break/><text:tab/><text:tab/>---<text:tab/><text:span text:style-name="T5">image-upload-config.interface.ts<text:line-break/></text:span><text:tab/><text:tab/><text:span text:style-name="T5">---<text:tab/>image-upload-config.model.ts<text:line-break/></text:span><text:tab/><text:tab/><text:span text:style-name="T5">---<text:tab/>image-upload.model.ts<text:line-break/></text:span><text:tab/><text:tab/><text:span text:style-name="T5">---<text:tab/>index.ts</text:span></text:p>
      <text:p text:style-name="P7"><text:tab/>---<text:tab/>pipes<text:line-break/><text:tab/><text:tab/><text:span text:style-name="T5">---<text:tab/>file-size.pipe.spec.ts<text:line-break/></text:span><text:tab/><text:tab/><text:span text:style-name="T5">---<text:tab/>file-size.pipe.ts<text:line-break/></text:span><text:tab/><text:tab/><text:span text:style-name="T5">---<text:tab/>index.t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1-29T06:34:23.834000000</dc:date>
    <meta:editing-duration>PT53M20S</meta:editing-duration>
    <meta:editing-cycles>8</meta:editing-cycles>
    <meta:generator>LibreOffice/5.2.3.3$Windows_x86 LibreOffice_project/d54a8868f08a7b39642414cf2c8ef2f228f780cf</meta:generator>
    <meta:document-statistic meta:table-count="0" meta:image-count="0" meta:object-count="0" meta:page-count="4" meta:paragraph-count="31" meta:word-count="320" meta:character-count="2213" meta:non-whitespace-character-count="1864"/>
  </office:meta>
</office:document-meta>
</file>